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SD16" svg:font-family="CSD16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T1" style:family="text">
      <style:text-properties fo:color="#696969" style:font-name="Courier New" fo:font-size="12pt" style:font-name-asian="Courier New" style:font-size-asian="12pt" style:font-name-complex="Courier New" style:font-size-complex="12pt"/>
    </style:style>
    <style:style style:name="T2" style:family="text">
      <style:text-properties fo:color="#941edf" style:font-name="Courier New" fo:font-size="12pt" style:font-name-asian="Courier New" style:font-size-asian="12pt" style:font-name-complex="Courier New" style:font-size-complex="12pt"/>
    </style:style>
    <style:style style:name="T3" style:family="text">
      <style:text-properties fo:color="#000000" style:font-name="Courier New" fo:font-size="12pt" style:font-name-asian="Courier New" style:font-size-asian="12pt" style:font-name-complex="Courier New" style:font-size-complex="12pt"/>
    </style:style>
    <style:style style:name="T4" style:family="text">
      <style:text-properties fo:color="#e65d00" style:font-name="Courier New" fo:font-size="12pt" style:font-name-asian="Courier New" style:font-size-asian="12pt" style:font-name-complex="Courier New" style:font-size-complex="12pt"/>
    </style:style>
    <style:style style:name="T5" style:family="text">
      <style:text-properties fo:color="#00a000" style:font-name="Courier New" fo:font-size="12pt" style:font-name-asian="Courier New" style:font-size-asian="12pt" style:font-name-complex="Courier New" style:font-size-complex="12pt"/>
    </style:style>
    <style:style style:name="T6" style:family="text">
      <style:text-properties fo:color="#0000ff" style:font-name="CSD16" fo:font-size="12pt" style:font-name-asian="CSD16" style:font-size-asian="12pt" style:font-name-complex="CSD16" style:font-size-complex="12pt"/>
    </style:style>
    <style:style style:name="T7" style:family="text">
      <style:text-properties fo:color="#0000ff" style:font-name="Courier New" fo:font-size="12pt" style:font-name-asian="Courier New" style:font-size-asian="12pt" style:font-name-complex="Courier New" style:font-size-complex="12pt"/>
    </style:style>
    <style:style style:name="T8" style:family="text">
      <style:text-properties fo:color="#4b8064" style:font-name="Courier New" fo:font-size="12pt" style:font-name-asian="Courier New" style:font-size-asian="12pt" style:font-name-complex="Courier New" style:font-size-complex="12pt"/>
    </style:style>
    <style:style style:name="T9" style:family="text">
      <style:text-properties fo:color="#eb5f00" style:font-name="Courier New" fo:font-size="12pt" style:font-name-asian="Courier New" style:font-size-asian="12pt" style:font-name-complex="Courier New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 text:c="2"/>1 </text:span><text:span text:style-name="T2">import</text:span><text:span text:style-name="T3"> java.util.Scanner;<text:line-break/></text:span><text:span text:style-name="T1"> <text:s/>2 <text:line-break/> <text:s/>3 </text:span><text:span text:style-name="T4">/**<text:line-break/></text:span><text:span text:style-name="T1"> <text:s/>4 </text:span><text:span text:style-name="T4"><text:s text:c="3"/>This program demonstrates static methods<text:line-break/></text:span><text:span text:style-name="T1"> <text:s/>5 </text:span><text:span text:style-name="T4">*/<text:line-break/></text:span><text:span text:style-name="T1"> <text:s/>6 <text:line-break/> <text:s/>7 </text:span><text:span text:style-name="T2">public</text:span><text:span text:style-name="T3"> </text:span><text:span text:style-name="T2">class</text:span><text:span text:style-name="T3"> Geometry<text:line-break/></text:span><text:span text:style-name="T1"> <text:s/>8 </text:span><text:span text:style-name="T3">{<text:line-break/></text:span><text:span text:style-name="T1"> <text:s/>9 </text:span><text:span text:style-name="T3"><text:s text:c="3"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main(String[] args)<text:line-break/></text:span><text:span text:style-name="T1"> 10 </text:span><text:span text:style-name="T3"><text:s text:c="3"/>{<text:line-break/></text:span><text:span text:style-name="T1"> 11 </text:span><text:span text:style-name="T3"><text:s text:c="6"/></text:span><text:span text:style-name="T2">int</text:span><text:span text:style-name="T3"> choice; <text:s text:c="6"/></text:span><text:span text:style-name="T4">// The user's choice<text:line-break/></text:span><text:span text:style-name="T1"> 12 </text:span><text:span text:style-name="T3"><text:s text:c="6"/></text:span><text:span text:style-name="T2">double</text:span><text:span text:style-name="T3"> value = 0; </text:span><text:span text:style-name="T4">// The method's return value<text:line-break/></text:span><text:span text:style-name="T1"> 13 </text:span><text:span text:style-name="T3"><text:s text:c="6"/></text:span><text:span text:style-name="T2">char</text:span><text:span text:style-name="T3"> letter; <text:s text:c="5"/></text:span><text:span text:style-name="T4">// The user's Y or N decision<text:line-break/></text:span><text:span text:style-name="T1"> 14 </text:span><text:span text:style-name="T3"><text:s text:c="6"/></text:span><text:span text:style-name="T2">double</text:span><text:span text:style-name="T3"> radius; <text:s text:c="3"/></text:span><text:span text:style-name="T4">// The radius of the circle<text:line-break/></text:span><text:span text:style-name="T1"> 15 </text:span><text:span text:style-name="T3"><text:s text:c="6"/></text:span><text:span text:style-name="T2">double</text:span><text:span text:style-name="T3"> length; <text:s text:c="3"/></text:span><text:span text:style-name="T4">// The length of the rectangle<text:line-break/></text:span><text:span text:style-name="T1"> 16 </text:span><text:span text:style-name="T3"><text:s text:c="6"/></text:span><text:span text:style-name="T2">double</text:span><text:span text:style-name="T3"> width; <text:s text:c="4"/></text:span><text:span text:style-name="T4">// The width of the rectangle<text:line-break/></text:span><text:span text:style-name="T1"> 17 </text:span><text:span text:style-name="T3"><text:s text:c="6"/></text:span><text:span text:style-name="T2">double</text:span><text:span text:style-name="T3"> height; <text:s text:c="3"/></text:span><text:span text:style-name="T4">// The height of the triangle<text:line-break/></text:span><text:span text:style-name="T1"> 18 </text:span><text:span text:style-name="T3"><text:s text:c="6"/></text:span><text:span text:style-name="T2">double</text:span><text:span text:style-name="T3"> base; <text:s text:c="5"/></text:span><text:span text:style-name="T4">// The base of the triangle<text:line-break/></text:span><text:span text:style-name="T1"> 19 </text:span><text:span text:style-name="T3"><text:s text:c="6"/></text:span><text:span text:style-name="T2">double</text:span><text:span text:style-name="T3"> side1; <text:s text:c="4"/></text:span><text:span text:style-name="T4">// The first side of the triangle<text:line-break/></text:span><text:span text:style-name="T1"> 20 </text:span><text:span text:style-name="T3"><text:s text:c="6"/></text:span><text:span text:style-name="T2">double</text:span><text:span text:style-name="T3"> side2; <text:s text:c="4"/></text:span><text:span text:style-name="T4">// The second side of the triangle<text:line-break/></text:span><text:span text:style-name="T1"> 21 </text:span><text:span text:style-name="T3"><text:s text:c="6"/></text:span><text:span text:style-name="T2">double</text:span><text:span text:style-name="T3"> side3; <text:s text:c="4"/></text:span><text:span text:style-name="T4">// The third side of the triangle<text:line-break/></text:span><text:span text:style-name="T1"> 22 <text:line-break/> 23 </text:span><text:span text:style-name="T3"><text:s text:c="6"/></text:span><text:span text:style-name="T4">// Create a scanner object to read from the keyboard<text:line-break/></text:span><text:span text:style-name="T1"> 24 </text:span><text:span text:style-name="T3"><text:s text:c="6"/>Scanner keyboard = </text:span><text:span text:style-name="T2">new</text:span><text:span text:style-name="T3"> Scanner(System.in);<text:line-break/></text:span><text:span text:style-name="T1"> 25 <text:line-break/> 26 </text:span><text:span text:style-name="T3"><text:s text:c="6"/></text:span><text:span text:style-name="T4">// The do loop allows the menu to be displayed first<text:line-break/></text:span><text:span text:style-name="T1"> 27 </text:span><text:span text:style-name="T3"><text:s text:c="6"/></text:span><text:span text:style-name="T2">do<text:line-break/></text:span><text:span text:style-name="T1"> 28 </text:span><text:span text:style-name="T3"><text:s text:c="6"/>{<text:line-break/></text:span><text:span text:style-name="T1"> 29 </text:span><text:span text:style-name="T3"><text:s text:c="9"/></text:span><text:span text:style-name="T4">// TASK #1 Call the printMenu method<text:line-break/></text:span><text:span text:style-name="T1"> 30 </text:span><text:span text:style-name="T3"><text:s text:c="9"/>printMenu();<text:line-break/></text:span><text:span text:style-name="T1"> 31 <text:line-break/> 32 </text:span><text:span text:style-name="T3"><text:s text:c="9"/>choice = keyboard.nextInt();<text:line-break/></text:span><text:span text:style-name="T1"> 33 <text:line-break/> 34 </text:span><text:span text:style-name="T3"><text:s text:c="9"/></text:span><text:span text:style-name="T2">switch</text:span><text:span text:style-name="T3">(choice)<text:line-break/></text:span><text:span text:style-name="T1"> 35 </text:span><text:span text:style-name="T3"><text:s text:c="9"/>{<text:line-break/></text:span><text:span text:style-name="T1"> 36 </text:span><text:span text:style-name="T3"><text:s text:c="12"/></text:span><text:span text:style-name="T2">case</text:span><text:span text:style-name="T3"> 1:<text:line-break/></text:span><text:span text:style-name="T1"> 37 </text:span><text:span text:style-name="T3"><text:s text:c="15"/>System.out.print(</text:span><text:span text:style-name="T5">"Enter the radius of "</text:span><text:span text:style-name="T3"> +<text:line-break/></text:span><text:span text:style-name="T1"> 38 </text:span><text:span text:style-name="T3"><text:s text:c="32"/></text:span><text:span text:style-name="T5">"the circle: "</text:span><text:span text:style-name="T3">);<text:line-break/></text:span><text:span text:style-name="T1"> 39 </text:span><text:span text:style-name="T3"><text:s text:c="15"/>radius = keyboard.nextDouble();<text:line-break/></text:span><text:span text:style-name="T1"> 40 <text:line-break/> 41 </text:span><text:span text:style-name="T3"><text:s text:c="15"/></text:span><text:span text:style-name="T4">// TASK #3 Call the circleArea method and<text:line-break/></text:span><text:span text:style-name="T1"> 42 </text:span><text:span text:style-name="T3"><text:s text:c="15"/></text:span><text:span text:style-name="T4">// store the result in the value variable<text:line-break/></text:span><text:span text:style-name="T1"> 43 </text:span><text:span text:style-name="T3"><text:s text:c="15"/>value = circleArea(radius);<text:line-break/></text:span><text:span text:style-name="T1"> 44 <text:line-break/> 45 </text:span><text:span text:style-name="T3"><text:s text:c="15"/>System.out.println(</text:span><text:span text:style-name="T5">"The area of the "</text:span><text:span text:style-name="T3"> +<text:line-break/></text:span><text:span text:style-name="T1"> 46 </text:span><text:span text:style-name="T3"><text:s text:c="34"/></text:span><text:span text:style-name="T5">"circle is "</text:span><text:span text:style-name="T3"> + value);<text:line-break/></text:span><text:span text:style-name="T1"> 47 </text:span><text:span text:style-name="T3"><text:s text:c="15"/></text:span><text:span text:style-name="T2">break</text:span><text:span text:style-name="T3">;<text:line-break/></text:span><text:span text:style-name="T1"> 48 </text:span><text:span text:style-name="T3"><text:s text:c="12"/></text:span><text:span text:style-name="T2">case</text:span><text:span text:style-name="T3"> 2:<text:line-break/></text:span><text:span text:style-name="T1"> 49 </text:span><text:span text:style-name="T3"><text:s text:c="15"/>System.out.print(</text:span><text:span text:style-name="T5">"Enter the length of "</text:span><text:span text:style-name="T3"> +<text:line-break/></text:span><text:soft-page-break/><text:span text:style-name="T1"> 50 </text:span><text:span text:style-name="T3"><text:s text:c="32"/></text:span><text:span text:style-name="T5">"the rectangle: "</text:span><text:span text:style-name="T3">);<text:line-break/></text:span><text:span text:style-name="T1"> 51 </text:span><text:span text:style-name="T3"><text:s text:c="15"/>length = keyboard.nextDouble();<text:line-break/></text:span><text:span text:style-name="T1"> 52 </text:span><text:span text:style-name="T3"><text:s text:c="15"/>System.out.print(</text:span><text:span text:style-name="T5">"Enter the width of "</text:span><text:span text:style-name="T3"> +<text:line-break/></text:span><text:span text:style-name="T1"> 53 </text:span><text:span text:style-name="T3"><text:s text:c="32"/></text:span><text:span text:style-name="T5">"the rectangle: "</text:span><text:span text:style-name="T3">);<text:line-break/></text:span><text:span text:style-name="T1"> 54 </text:span><text:span text:style-name="T3"><text:s text:c="15"/>width = keyboard.nextDouble();<text:line-break/></text:span><text:span text:style-name="T1"> 55 <text:line-break/> 56 </text:span><text:span text:style-name="T3"><text:s text:c="15"/></text:span><text:span text:style-name="T4">// TASK #3 Call the rectangleArea method and<text:line-break/></text:span><text:span text:style-name="T1"> 57 </text:span><text:span text:style-name="T3"><text:s text:c="15"/></text:span><text:span text:style-name="T4">// store the result in the value variable<text:line-break/></text:span><text:span text:style-name="T1"> 58 </text:span><text:span text:style-name="T3"><text:s text:c="15"/>value = rectangleArea(length, width);<text:line-break/></text:span><text:span text:style-name="T1"> 59 <text:line-break/> 60 </text:span><text:span text:style-name="T3"><text:s text:c="15"/>System.out.println(</text:span><text:span text:style-name="T5">"The area of the "</text:span><text:span text:style-name="T3"> +<text:line-break/></text:span><text:span text:style-name="T1"> 61 </text:span><text:span text:style-name="T3"><text:s text:c="34"/></text:span><text:span text:style-name="T5">"rectangle is "</text:span><text:span text:style-name="T3"> + value);<text:line-break/></text:span><text:span text:style-name="T1"> 62 </text:span><text:span text:style-name="T3"><text:s text:c="15"/></text:span><text:span text:style-name="T2">break</text:span><text:span text:style-name="T3">;<text:line-break/></text:span><text:span text:style-name="T1"> 63 </text:span><text:span text:style-name="T3"><text:s text:c="12"/></text:span><text:span text:style-name="T2">case</text:span><text:span text:style-name="T3"> 3:<text:line-break/></text:span><text:span text:style-name="T1"> 64 </text:span><text:span text:style-name="T3"><text:s text:c="15"/>System.out.print(</text:span><text:span text:style-name="T5">"Enter the height of "</text:span><text:span text:style-name="T3"> +<text:line-break/></text:span><text:span text:style-name="T1"> 65 </text:span><text:span text:style-name="T3"><text:s text:c="32"/></text:span><text:span text:style-name="T5">"the triangle: "</text:span><text:span text:style-name="T3">);<text:line-break/></text:span><text:span text:style-name="T1"> 66 </text:span><text:span text:style-name="T3"><text:s text:c="15"/>height = keyboard.nextDouble();<text:line-break/></text:span><text:span text:style-name="T1"> 67 </text:span><text:span text:style-name="T3"><text:s text:c="15"/>System.out.print(</text:span><text:span text:style-name="T5">"Enter the base of "</text:span><text:span text:style-name="T3"> +<text:line-break/></text:span><text:span text:style-name="T1"> 68 </text:span><text:span text:style-name="T3"><text:s text:c="32"/></text:span><text:span text:style-name="T5">"the triangle: "</text:span><text:span text:style-name="T3">);<text:line-break/></text:span><text:span text:style-name="T1"> 69 </text:span><text:span text:style-name="T3"><text:s text:c="15"/>base = keyboard.nextDouble();<text:line-break/></text:span><text:span text:style-name="T1"> 70 <text:line-break/> 71 </text:span><text:span text:style-name="T3"><text:s text:c="15"/></text:span><text:span text:style-name="T4">// TASK #3 Call the triangleArea method and<text:line-break/></text:span><text:span text:style-name="T1"> 72 </text:span><text:span text:style-name="T3"><text:s text:c="15"/></text:span><text:span text:style-name="T4">// store the result in the value variable<text:line-break/></text:span><text:span text:style-name="T1"> 73 </text:span><text:span text:style-name="T3"><text:s text:c="15"/>value = triangleArea(height, base);<text:line-break/></text:span><text:span text:style-name="T1"> 74 <text:line-break/> 75 </text:span><text:span text:style-name="T3"><text:s text:c="15"/>System.out.println(</text:span><text:span text:style-name="T5">"The area of the "</text:span><text:span text:style-name="T3"> +<text:line-break/></text:span><text:span text:style-name="T1"> 76 </text:span><text:span text:style-name="T3"><text:s text:c="34"/></text:span><text:span text:style-name="T5">"triangle is "</text:span><text:span text:style-name="T3"> + value);<text:line-break/></text:span><text:span text:style-name="T1"> 77 </text:span><text:span text:style-name="T3"><text:s text:c="15"/></text:span><text:span text:style-name="T2">break</text:span><text:span text:style-name="T3">;<text:line-break/></text:span><text:span text:style-name="T1"> 78 </text:span><text:span text:style-name="T3"><text:s text:c="12"/></text:span><text:span text:style-name="T2">case</text:span><text:span text:style-name="T3"> 4:<text:line-break/></text:span><text:span text:style-name="T1"> 79 </text:span><text:span text:style-name="T3"><text:s text:c="15"/>System.out.print(</text:span><text:span text:style-name="T5">"Enter the radius of "</text:span><text:span text:style-name="T3"> +<text:line-break/></text:span><text:span text:style-name="T1"> 80 </text:span><text:span text:style-name="T3"><text:s text:c="32"/></text:span><text:span text:style-name="T5">"the circle: "</text:span><text:span text:style-name="T3">);<text:line-break/></text:span><text:span text:style-name="T1"> 81 </text:span><text:span text:style-name="T3"><text:s text:c="15"/>radius = keyboard.nextDouble();<text:line-break/></text:span><text:span text:style-name="T1"> 82 <text:line-break/> 83 </text:span><text:span text:style-name="T3"><text:s text:c="15"/></text:span><text:span text:style-name="T4">// TASK #3 Call the circumference method and<text:line-break/></text:span><text:span text:style-name="T1"> 84 </text:span><text:span text:style-name="T3"><text:s text:c="15"/></text:span><text:span text:style-name="T4">// store the result in the value variable<text:line-break/></text:span><text:span text:style-name="T1"> 85 </text:span><text:span text:style-name="T3"><text:s text:c="15"/>value = circumference(radius);<text:line-break/></text:span><text:span text:style-name="T1"> 86 <text:line-break/> 87 </text:span><text:span text:style-name="T3"><text:s text:c="15"/>System.out.println(</text:span><text:span text:style-name="T5">"The circumference "</text:span><text:span text:style-name="T3"> +<text:line-break/></text:span><text:span text:style-name="T1"> 88 </text:span><text:span text:style-name="T3"><text:s text:c="34"/></text:span><text:span text:style-name="T5">"of the circle is "</text:span><text:span text:style-name="T3"> +<text:line-break/></text:span><text:span text:style-name="T1"> 89 </text:span><text:span text:style-name="T3"><text:s text:c="34"/>value);<text:line-break/></text:span><text:span text:style-name="T1"> 90 </text:span><text:span text:style-name="T3"><text:s text:c="15"/></text:span><text:span text:style-name="T2">break</text:span><text:span text:style-name="T3">;<text:line-break/></text:span><text:span text:style-name="T1"> 91 </text:span><text:span text:style-name="T3"><text:s text:c="12"/></text:span><text:span text:style-name="T2">case</text:span><text:span text:style-name="T3"> 5:<text:line-break/></text:span><text:span text:style-name="T1"> 92 </text:span><text:span text:style-name="T3"><text:s text:c="15"/>System.out.print(</text:span><text:span text:style-name="T5">"Enter the length of "</text:span><text:span text:style-name="T3"> +<text:line-break/></text:span><text:span text:style-name="T1"> 93 </text:span><text:span text:style-name="T3"><text:s text:c="32"/></text:span><text:span text:style-name="T5">"the rectangle: "</text:span><text:span text:style-name="T3">);<text:line-break/></text:span><text:span text:style-name="T1"> 94 </text:span><text:span text:style-name="T3"><text:s text:c="15"/>length = keyboard.nextDouble();<text:line-break/></text:span><text:span text:style-name="T1"> 95 </text:span><text:span text:style-name="T3"><text:s text:c="15"/>System.out.print(</text:span><text:span text:style-name="T5">"Enter the width of "</text:span><text:span text:style-name="T3"> +<text:line-break/></text:span><text:span text:style-name="T1"> 96 </text:span><text:span text:style-name="T3"><text:s text:c="32"/></text:span><text:span text:style-name="T5">"the rectangle: "</text:span><text:span text:style-name="T3">);<text:line-break/></text:span><text:span text:style-name="T1"> 97 </text:span><text:span text:style-name="T3"><text:s text:c="15"/>width = keyboard.nextDouble();<text:line-break/></text:span><text:span text:style-name="T1"> 98 <text:line-break/></text:span><text:soft-page-break/><text:span text:style-name="T1"> 99 </text:span><text:span text:style-name="T3"><text:s text:c="15"/></text:span><text:span text:style-name="T4">// TASK #3 Call the perimeter method and<text:line-break/></text:span><text:span text:style-name="T1">100 </text:span><text:span text:style-name="T3"><text:s text:c="15"/></text:span><text:span text:style-name="T4">// store the result in the value variable<text:line-break/></text:span><text:span text:style-name="T1">101 </text:span><text:span text:style-name="T3"><text:s text:c="15"/>value = rectanglePerimeter(length, width);<text:line-break/></text:span><text:span text:style-name="T1">102 <text:line-break/>103 </text:span><text:span text:style-name="T3"><text:s text:c="15"/>System.out.println(</text:span><text:span text:style-name="T5">"The perimeter of "</text:span><text:span text:style-name="T3"> +<text:line-break/></text:span><text:span text:style-name="T1">104 </text:span><text:span text:style-name="T3"><text:s text:c="34"/></text:span><text:span text:style-name="T5">"the rectangle is "</text:span><text:span text:style-name="T3"> +<text:line-break/></text:span><text:span text:style-name="T1">105 </text:span><text:span text:style-name="T3"><text:s text:c="34"/>value);<text:line-break/></text:span><text:span text:style-name="T1">106 </text:span><text:span text:style-name="T3"><text:s text:c="15"/></text:span><text:span text:style-name="T2">break</text:span><text:span text:style-name="T3">;<text:line-break/></text:span><text:span text:style-name="T1">107 </text:span><text:span text:style-name="T3"><text:s text:c="12"/></text:span><text:span text:style-name="T2">case</text:span><text:span text:style-name="T3"> 6:<text:line-break/></text:span><text:span text:style-name="T1">108 </text:span><text:span text:style-name="T3"><text:s text:c="15"/>System.out.print(</text:span><text:span text:style-name="T5">"Enter the length of "</text:span><text:span text:style-name="T3"> +<text:line-break/></text:span><text:span text:style-name="T1">109 </text:span><text:span text:style-name="T3"><text:s text:c="32"/></text:span><text:span text:style-name="T5">"side 1 of the "</text:span><text:span text:style-name="T3"> +<text:line-break/></text:span><text:span text:style-name="T1">110 </text:span><text:span text:style-name="T3"><text:s text:c="32"/></text:span><text:span text:style-name="T5">"triangle: "</text:span><text:span text:style-name="T3">);<text:line-break/></text:span><text:span text:style-name="T1">111 </text:span><text:span text:style-name="T3"><text:s text:c="15"/>side1 = keyboard.nextDouble();<text:line-break/></text:span><text:span text:style-name="T1">112 </text:span><text:span text:style-name="T3"><text:s text:c="15"/>System.out.print(</text:span><text:span text:style-name="T5">"Enter the length of "</text:span><text:span text:style-name="T3"> +<text:line-break/></text:span><text:span text:style-name="T1">113 </text:span><text:span text:style-name="T3"><text:s text:c="32"/></text:span><text:span text:style-name="T5">"side 2 of the "</text:span><text:span text:style-name="T3"> +<text:line-break/></text:span><text:span text:style-name="T1">114 </text:span><text:span text:style-name="T3"><text:s text:c="32"/></text:span><text:span text:style-name="T5">"triangle: "</text:span><text:span text:style-name="T3">);<text:line-break/></text:span><text:span text:style-name="T1">115 </text:span><text:span text:style-name="T3"><text:s text:c="15"/>side2 = keyboard.nextDouble();<text:line-break/></text:span><text:span text:style-name="T1">116 </text:span><text:span text:style-name="T3"><text:s text:c="15"/>System.out.print(</text:span><text:span text:style-name="T5">"Enter the length of "</text:span><text:span text:style-name="T3"> +<text:line-break/></text:span><text:span text:style-name="T1">117 </text:span><text:span text:style-name="T3"><text:s text:c="32"/></text:span><text:span text:style-name="T5">"side 3 of the "</text:span><text:span text:style-name="T3"> +<text:line-break/></text:span><text:span text:style-name="T1">118 </text:span><text:span text:style-name="T3"><text:s text:c="32"/></text:span><text:span text:style-name="T5">"triangle: "</text:span><text:span text:style-name="T3">);<text:line-break/></text:span><text:span text:style-name="T1">119 </text:span><text:span text:style-name="T3"><text:s text:c="15"/>side3 = keyboard.nextDouble();<text:line-break/></text:span><text:span text:style-name="T1">120 <text:line-break/>121 </text:span><text:span text:style-name="T3"><text:s text:c="15"/></text:span><text:span text:style-name="T4">// TASK #3 Call the perimeter method and<text:line-break/></text:span><text:span text:style-name="T1">122 </text:span><text:span text:style-name="T3"><text:s text:c="15"/></text:span><text:span text:style-name="T4">// store the result in the value variable<text:line-break/></text:span><text:span text:style-name="T1">123 </text:span><text:span text:style-name="T3"><text:s text:c="15"/>value = trianglePerimeter(side1, side2, side3);<text:line-break/></text:span><text:span text:style-name="T1">124 <text:line-break/>125 </text:span><text:span text:style-name="T3"><text:s text:c="15"/>System.out.println(</text:span><text:span text:style-name="T5">"The perimeter of "</text:span><text:span text:style-name="T3"> +<text:line-break/></text:span><text:span text:style-name="T1">126 </text:span><text:span text:style-name="T3"><text:s text:c="34"/></text:span><text:span text:style-name="T5">"the triangle is "</text:span><text:span text:style-name="T3"> +<text:line-break/></text:span><text:span text:style-name="T1">127 </text:span><text:span text:style-name="T3"><text:s text:c="34"/>value);<text:line-break/></text:span><text:span text:style-name="T1">128 </text:span><text:span text:style-name="T3"><text:s text:c="15"/></text:span><text:span text:style-name="T2">break</text:span><text:span text:style-name="T3">;<text:line-break/></text:span><text:span text:style-name="T1">129 </text:span><text:span text:style-name="T3"><text:s text:c="12"/></text:span><text:span text:style-name="T2">default</text:span><text:span text:style-name="T3">:<text:line-break/></text:span><text:span text:style-name="T1">130 </text:span><text:span text:style-name="T3"><text:s text:c="15"/>System.out.println(</text:span><text:span text:style-name="T5">"You did not enter "</text:span><text:span text:style-name="T3"> +<text:line-break/></text:span><text:span text:style-name="T1">131 </text:span><text:span text:style-name="T3"><text:s text:c="34"/></text:span><text:span text:style-name="T5">"a valid choice."</text:span><text:span text:style-name="T3">);<text:line-break/></text:span><text:span text:style-name="T1">132 </text:span><text:span text:style-name="T3"><text:s text:c="9"/>}<text:line-break/></text:span><text:span text:style-name="T1">133 </text:span><text:span text:style-name="T3"><text:s text:c="9"/>keyboard.nextLine(); </text:span><text:span text:style-name="T4">// Consume the new line<text:line-break/></text:span><text:span text:style-name="T1">134 <text:line-break/>135 </text:span><text:span text:style-name="T3"><text:s text:c="9"/>System.out.println(</text:span><text:span text:style-name="T5">"Do you want to exit "</text:span><text:span text:style-name="T3"> +<text:line-break/></text:span><text:span text:style-name="T1">136 </text:span><text:span text:style-name="T3"><text:s text:c="28"/></text:span><text:span text:style-name="T5">"the program (Y/N)?: "</text:span><text:span text:style-name="T3">);<text:line-break/></text:span><text:span text:style-name="T1">137 </text:span><text:span text:style-name="T3"><text:s text:c="9"/>String answer = keyboard.nextLine();<text:line-break/></text:span><text:span text:style-name="T1">138 </text:span><text:span text:style-name="T3"><text:s text:c="9"/>letter = answer.charAt(0);<text:line-break/></text:span><text:span text:style-name="T1">139 <text:line-break/>140 </text:span><text:span text:style-name="T3"><text:s text:c="6"/>} </text:span><text:span text:style-name="T2">while</text:span><text:span text:style-name="T3">(letter != </text:span><text:span text:style-name="T5">'Y'</text:span><text:span text:style-name="T3"> &amp;&amp; letter != </text:span><text:span text:style-name="T5">'y'</text:span><text:span text:style-name="T3">);<text:line-break/></text:span><text:span text:style-name="T1">141 </text:span><text:span text:style-name="T3"><text:s text:c="3"/>}<text:line-break/></text:span><text:span text:style-name="T1">142 <text:line-break/>143 </text:span><text:span text:style-name="T3"><text:s text:c="3"/></text:span><text:span text:style-name="T4">// TASK #1 Create the printMenu method here<text:line-break/></text:span><text:span text:style-name="T1">144 </text:span><text:span text:style-name="T3"><text:s text:c="3"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printMenu() { </text:span><text:span text:style-name="T4">// Prints menu on screen and prompts user to choose a number 1-6.<text:line-break/></text:span><text:span text:style-name="T1">145 </text:span><text:span text:style-name="T3"><text:s text:c="6"/>System.out.println (</text:span><text:span text:style-name="T5">"This is a geometry calculator"</text:span><text:span text:style-name="T3">); </text:span><text:span text:style-name="T4">// Requires menu to be typed inside the parenthesis of </text:span><text:soft-page-break/><text:span text:style-name="T4">System.out.println.<text:line-break/></text:span><text:span text:style-name="T1">146 </text:span><text:span text:style-name="T3"><text:s text:c="6"/>System.out.println (</text:span><text:span text:style-name="T5">"Choose what you would like to calculate"</text:span><text:span text:style-name="T3">);<text:line-break/></text:span><text:span text:style-name="T1">147 </text:span><text:span text:style-name="T3"><text:s text:c="6"/>System.out.println (</text:span><text:span text:style-name="T5">"1. Find the area of a circle"</text:span><text:span text:style-name="T3">);<text:line-break/></text:span><text:span text:style-name="T1">148 </text:span><text:span text:style-name="T3"><text:s text:c="6"/>System.out.println (</text:span><text:span text:style-name="T5">"2. Find the area of a rectangle"</text:span><text:span text:style-name="T3">);<text:line-break/></text:span><text:span text:style-name="T1">149 </text:span><text:span text:style-name="T3"><text:s text:c="6"/>System.out.println (</text:span><text:span text:style-name="T5">"3. Find the area of a triangle"</text:span><text:span text:style-name="T3">);<text:line-break/></text:span><text:span text:style-name="T1">150 </text:span><text:span text:style-name="T3"><text:s text:c="6"/>System.out.println (</text:span><text:span text:style-name="T5">"4. Find the circumference of a circle"</text:span><text:span text:style-name="T3">);<text:line-break/></text:span><text:span text:style-name="T1">151 </text:span><text:span text:style-name="T3"><text:s text:c="6"/>System.out.println (</text:span><text:span text:style-name="T5">"5. Find the perimeter of a rectangle"</text:span><text:span text:style-name="T3">);<text:line-break/></text:span><text:span text:style-name="T1">152 </text:span><text:span text:style-name="T3"><text:s text:c="6"/>System.out.println (</text:span><text:span text:style-name="T5">"6. Find the perimeter of a triangle"</text:span><text:span text:style-name="T3">);<text:line-break/></text:span><text:span text:style-name="T1">153 </text:span><text:span text:style-name="T3"><text:s text:c="6"/>System.out.println (</text:span><text:span text:style-name="T5">"Enter the number of your choice:"</text:span><text:span text:style-name="T3">);<text:line-break/></text:span><text:span text:style-name="T1">154 </text:span><text:span text:style-name="T3"><text:s text:c="3"/>}<text:line-break/></text:span><text:span text:style-name="T1">155 </text:span><text:span text:style-name="T3"><text:s text:c="3"/></text:span><text:span text:style-name="T4">// TASK #2 Create the value-returning methods here<text:line-break/></text:span><text:span text:style-name="T1">156 </text:span><text:span text:style-name="T3"><text:s text:c="3"/></text:span><text:span text:style-name="T2">public</text:span><text:span text:style-name="T3"> </text:span><text:span text:style-name="T2">static</text:span><text:span text:style-name="T3"> </text:span><text:span text:style-name="T2">double</text:span><text:span text:style-name="T3"> circleArea(</text:span><text:span text:style-name="T2">double</text:span><text:span text:style-name="T3"> r) { </text:span><text:span text:style-name="T4">// User enters radius so it displays area of a circle. <text:line-break/></text:span><text:span text:style-name="T1">157 </text:span><text:span text:style-name="T3"><text:s text:c="6"/></text:span><text:span text:style-name="T2">double</text:span><text:span text:style-name="T3"> area; <text:s text:c="28"/></text:span><text:span text:style-name="T4">// Requires the variable 'area' to be called first.<text:line-break/></text:span><text:span text:style-name="T1">158 </text:span><text:span text:style-name="T3"><text:s text:c="6"/>area = Math.PI*Math.pow(r, 2); <text:s text:c="10"/></text:span><text:span text:style-name="T4">// Requires the formula of a circle.<text:line-break/></text:span><text:span text:style-name="T1">159 </text:span><text:span text:style-name="T3"><text:s text:c="6"/></text:span><text:span text:style-name="T2">return</text:span><text:span text:style-name="T3"> area;<text:line-break/></text:span><text:span text:style-name="T1">160 </text:span><text:span text:style-name="T3"><text:s text:c="3"/>}<text:line-break/></text:span><text:span text:style-name="T1">161 </text:span><text:span text:style-name="T3"><text:s text:c="3"/><text:line-break/></text:span><text:span text:style-name="T1">162 </text:span><text:span text:style-name="T3"><text:s text:c="3"/></text:span><text:span text:style-name="T2">public</text:span><text:span text:style-name="T3"> </text:span><text:span text:style-name="T2">static</text:span><text:span text:style-name="T3"> </text:span><text:span text:style-name="T2">double</text:span><text:span text:style-name="T3"> rectangleArea(</text:span><text:span text:style-name="T2">double</text:span><text:span text:style-name="T3"> l, </text:span><text:span text:style-name="T2">double</text:span><text:span text:style-name="T3"> w) { </text:span><text:span text:style-name="T4">// User enters length and width so it displays area of a rectangle.<text:line-break/></text:span><text:span text:style-name="T1">163 </text:span><text:span text:style-name="T3"><text:s text:c="6"/></text:span><text:span text:style-name="T2">double</text:span><text:span text:style-name="T3"> area; <text:s text:c="41"/></text:span><text:span text:style-name="T4">// Requires the variable 'area' to be called first.<text:line-break/></text:span><text:span text:style-name="T1">164 </text:span><text:span text:style-name="T3"><text:s text:c="6"/>area = l*w; <text:s text:c="42"/></text:span><text:span text:style-name="T4">// Requires the formula of a rectangle.<text:line-break/></text:span><text:span text:style-name="T1">165 </text:span><text:span text:style-name="T3"><text:s text:c="6"/></text:span><text:span text:style-name="T2">return</text:span><text:span text:style-name="T3"> area;<text:line-break/></text:span><text:span text:style-name="T1">166 </text:span><text:span text:style-name="T3"><text:s text:c="3"/>}<text:line-break/></text:span><text:span text:style-name="T1">167 </text:span><text:span text:style-name="T3"><text:s text:c="3"/><text:line-break/></text:span><text:span text:style-name="T1">168 </text:span><text:span text:style-name="T3"><text:s text:c="3"/></text:span><text:span text:style-name="T2">public</text:span><text:span text:style-name="T3"> </text:span><text:span text:style-name="T2">static</text:span><text:span text:style-name="T3"> </text:span><text:span text:style-name="T2">double</text:span><text:span text:style-name="T3"> triangleArea(</text:span><text:span text:style-name="T2">double</text:span><text:span text:style-name="T3"> h, </text:span><text:span text:style-name="T2">double</text:span><text:span text:style-name="T3"> b) { <text:s/></text:span><text:span text:style-name="T4">// User enters height and base so it displays area of a triangle.<text:line-break/></text:span><text:span text:style-name="T1">169 </text:span><text:span text:style-name="T3"><text:s text:c="6"/></text:span><text:span text:style-name="T2">return</text:span><text:span text:style-name="T3"> (h/b) * 0.5; <text:s text:c="34"/></text:span><text:span text:style-name="T4">// Requires the formula of a triangle.<text:line-break/></text:span><text:span text:style-name="T1">170 </text:span><text:span text:style-name="T3"><text:s text:c="3"/>}<text:line-break/></text:span><text:span text:style-name="T1">171 </text:span><text:span text:style-name="T3"><text:s text:c="3"/><text:line-break/></text:span><text:span text:style-name="T1">172 </text:span><text:span text:style-name="T3"><text:s text:c="3"/></text:span><text:span text:style-name="T2">public</text:span><text:span text:style-name="T3"> </text:span><text:span text:style-name="T2">static</text:span><text:span text:style-name="T3"> </text:span><text:span text:style-name="T2">double</text:span><text:span text:style-name="T3"> circumference(</text:span><text:span text:style-name="T2">double</text:span><text:span text:style-name="T3"> r) { <text:s/></text:span><text:span text:style-name="T4">// User enters radius so it displays circumference of a circle.<text:line-break/></text:span><text:span text:style-name="T1">173 </text:span><text:span text:style-name="T3"><text:s text:c="6"/></text:span><text:span text:style-name="T2">return</text:span><text:span text:style-name="T3"> 2*Math.PI*r; <text:s text:c="25"/></text:span><text:span text:style-name="T4">// Requires the formula of a circle.<text:line-break/></text:span><text:span text:style-name="T1">174 </text:span><text:span text:style-name="T3"><text:s text:c="3"/>}<text:line-break/></text:span><text:span text:style-name="T1">175 </text:span><text:span text:style-name="T3"><text:s text:c="3"/><text:line-break/></text:span><text:span text:style-name="T1">176 </text:span><text:span text:style-name="T3"><text:s text:c="3"/></text:span><text:span text:style-name="T2">public</text:span><text:span text:style-name="T3"> </text:span><text:span text:style-name="T2">static</text:span><text:span text:style-name="T3"> </text:span><text:span text:style-name="T2">double</text:span><text:span text:style-name="T3"> rectanglePerimeter(</text:span><text:span text:style-name="T2">double</text:span><text:span text:style-name="T3"> l, </text:span><text:span text:style-name="T2">double</text:span><text:span text:style-name="T3"> w) { <text:s/></text:span><text:span text:style-name="T4">// User enters length and width so it displays perimeter of a rectangle.<text:line-break/></text:span><text:span text:style-name="T1">177 </text:span><text:span text:style-name="T3"><text:s text:c="6"/></text:span><text:span text:style-name="T2">return</text:span><text:span text:style-name="T3"> (2*l) + (2*w); <text:s text:c="38"/></text:span><text:span text:style-name="T4">// Requires the formula of a rectangle.<text:line-break/></text:span><text:soft-page-break/><text:span text:style-name="T1">178 </text:span><text:span text:style-name="T3"><text:s text:c="3"/>}<text:line-break/></text:span><text:span text:style-name="T1">179 </text:span><text:span text:style-name="T3"><text:s text:c="3"/><text:line-break/></text:span><text:span text:style-name="T1">180 </text:span><text:span text:style-name="T3"><text:s text:c="3"/></text:span><text:span text:style-name="T2">public</text:span><text:span text:style-name="T3"> </text:span><text:span text:style-name="T2">static</text:span><text:span text:style-name="T3"> </text:span><text:span text:style-name="T2">double</text:span><text:span text:style-name="T3"> trianglePerimeter(</text:span><text:span text:style-name="T2">double</text:span><text:span text:style-name="T3"> a, </text:span><text:span text:style-name="T2">double</text:span><text:span text:style-name="T3"> b, </text:span><text:span text:style-name="T2">double</text:span><text:span text:style-name="T3"> c) { <text:s text:c="2"/></text:span><text:span text:style-name="T4">// User enters length of each side so it displays perimeter of a triangle.<text:line-break/></text:span><text:span text:style-name="T1">181 </text:span><text:span text:style-name="T3"><text:s text:c="6"/></text:span><text:span text:style-name="T2">return</text:span><text:span text:style-name="T3"> a + b + c; <text:s text:c="52"/></text:span><text:span text:style-name="T4">// Requires the formula of a triangle.<text:line-break/></text:span><text:span text:style-name="T1">182 </text:span><text:span text:style-name="T3"><text:s text:c="3"/>}<text:line-break/></text:span><text:span text:style-name="T1">183 </text:span><text:span text:style-name="T3"><text:s text:c="3"/></text:span><text:span text:style-name="T4">// TASK #4 Write javadoc comments for each method<text:line-break/></text:span><text:span text:style-name="T1">184 </text:span><text:span text:style-name="T3">}</text:span></text:p>
      <text:p text:style-name="P1"><text:span text:style-name="T3"/></text:p>
      <text:p text:style-name="P1"><text:span text:style-name="T6">MM«M</text:span><text:span text:style-name="T8"> ----jGRASP exec: java Geometry<text:line-break/></text:span><text:span text:style-name="T6">MM§M</text:span><text:span text:style-name="T3">This is a geometry calculator<text:line-break/></text:span><text:span text:style-name="T6">MM§M</text:span><text:span text:style-name="T3">Choose what you would like to calculate<text:line-break/></text:span><text:span text:style-name="T6">MM§M</text:span><text:span text:style-name="T3">1. Find the area of a circle<text:line-break/></text:span><text:span text:style-name="T6">MM§M</text:span><text:span text:style-name="T3">2. Find the area of a rectangle<text:line-break/></text:span><text:span text:style-name="T6">MM§M</text:span><text:span text:style-name="T3">3. Find the area of a triangle<text:line-break/></text:span><text:span text:style-name="T6">MM§M</text:span><text:span text:style-name="T3">4. Find the circumference of a circle<text:line-break/></text:span><text:span text:style-name="T6">MM§M</text:span><text:span text:style-name="T3">5. Find the perimeter of a rectangle<text:line-break/></text:span><text:span text:style-name="T6">MM§M</text:span><text:span text:style-name="T3">6. Find the perimeter of a triangle<text:line-break/></text:span><text:span text:style-name="T6">MM§M</text:span><text:span text:style-name="T3">Enter the number of your choice:<text:line-break/></text:span><text:span text:style-name="T6">¼¼§M</text:span><text:span text:style-name="T9">6<text:line-break/></text:span><text:span text:style-name="T6">¼¼§M</text:span><text:span text:style-name="T3">Enter the length of side 1 of the triangle: </text:span><text:span text:style-name="T9">3<text:line-break/></text:span><text:span text:style-name="T6">¼¼§M</text:span><text:span text:style-name="T3">Enter the length of side 2 of the triangle: </text:span><text:span text:style-name="T9">4<text:line-break/></text:span><text:span text:style-name="T6">¼¼§M</text:span><text:span text:style-name="T3">Enter the length of side 3 of the triangle: </text:span><text:span text:style-name="T9">5<text:line-break/></text:span><text:span text:style-name="T6">MM§M</text:span><text:span text:style-name="T3">The perimeter of the triangle is 12.0<text:line-break/></text:span><text:span text:style-name="T6">MM§M</text:span><text:span text:style-name="T3">Do you want to exit the program (Y/N)?: <text:line-break/></text:span><text:span text:style-name="T6">¼¼§M</text:span><text:span text:style-name="T9">n<text:line-break/></text:span><text:span text:style-name="T6">MM§M</text:span><text:span text:style-name="T3">This is a geometry calculator<text:line-break/></text:span><text:span text:style-name="T6">MM§M</text:span><text:span text:style-name="T3">Choose what you would like to calculate<text:line-break/></text:span><text:span text:style-name="T6">MM§M</text:span><text:span text:style-name="T3">1. Find the area of a circle<text:line-break/></text:span><text:span text:style-name="T6">MM§M</text:span><text:span text:style-name="T3">2. Find the area of a rectangle<text:line-break/></text:span><text:span text:style-name="T6">MM§M</text:span><text:span text:style-name="T3">3. Find the area of a triangle<text:line-break/></text:span><text:span text:style-name="T6">MM§M</text:span><text:span text:style-name="T3">4. Find the circumference of a circle<text:line-break/></text:span><text:span text:style-name="T6">MM§M</text:span><text:span text:style-name="T3">5. Find the perimeter of a rectangle<text:line-break/></text:span><text:span text:style-name="T6">MM§M</text:span><text:span text:style-name="T3">6. Find the perimeter of a triangle<text:line-break/></text:span><text:span text:style-name="T6">MM§M</text:span><text:span text:style-name="T3">Enter the number of your choice:<text:line-break/></text:span><text:span text:style-name="T6">¼¼§M</text:span><text:span text:style-name="T9">4<text:line-break/></text:span><text:span text:style-name="T6">¼¼§M</text:span><text:span text:style-name="T3">Enter the radius of the circle: </text:span><text:span text:style-name="T9">6<text:line-break/></text:span><text:span text:style-name="T6">MM§M</text:span><text:span text:style-name="T3">The circumference of the circle is 37.69911184307752<text:line-break/></text:span><text:span text:style-name="T6">MM§M</text:span><text:span text:style-name="T3">Do you want to exit the program (Y/N)?: <text:line-break/></text:span><text:span text:style-name="T6">¼¼§M</text:span><text:span text:style-name="T9">y<text:line-break/></text:span><text:span text:style-name="T6">MM§M</text:span><text:span text:style-name="T7"><text:line-break/></text:span><text:span text:style-name="T6">MM©M</text:span><text:span text:style-name="T8"> ----jGRASP: operation comple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SD16" svg:font-family="CSD16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Weng</meta:initial-creator>
    <meta:creation-date>2020-03-25T10:04:56.69</meta:creation-date>
    <meta:document-statistic meta:table-count="0" meta:image-count="0" meta:object-count="0" meta:page-count="5" meta:paragraph-count="2" meta:word-count="1291" meta:character-count="9883"/>
    <dc:date>2020-03-25T10:05:52.78</dc:date>
    <dc:creator>David Weng</dc:creator>
    <meta:editing-duration>PT57S</meta:editing-duration>
    <meta:editing-cycles>1</meta:editing-cycles>
    <meta:generator>OpenOffice/4.1.7$Win32 OpenOffice.org_project/417m1$Build-9800</meta:generator>
  </office:meta>
</office:document-meta>
</file>